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officeooo:rsid="00055078" officeooo:paragraph-rsid="00055078"/>
    </style:style>
    <style:style style:name="P3" style:family="paragraph" style:parent-style-name="Standard">
      <style:text-properties officeooo:rsid="00055078" officeooo:paragraph-rsid="00055078"/>
    </style:style>
    <style:style style:name="P4" style:family="paragraph" style:parent-style-name="Text_20_body">
      <style:text-properties officeooo:rsid="000c6a4f" officeooo:paragraph-rsid="000c6a4f"/>
    </style:style>
    <style:style style:name="P5" style:family="paragraph" style:parent-style-name="Heading_20_1">
      <style:text-properties officeooo:rsid="00055078" officeooo:paragraph-rsid="00055078"/>
    </style:style>
    <style:style style:name="P6" style:family="paragraph" style:parent-style-name="Heading_20_1">
      <style:text-properties officeooo:rsid="000c6a4f" officeooo:paragraph-rsid="000c6a4f"/>
    </style:style>
    <style:style style:name="P7" style:family="paragraph" style:parent-style-name="Heading_20_1">
      <style:text-properties officeooo:paragraph-rsid="00055078"/>
    </style:style>
    <style:style style:name="P8" style:family="paragraph" style:parent-style-name="Heading_20_1">
      <style:text-properties officeooo:rsid="000d47c2" officeooo:paragraph-rsid="000d47c2"/>
    </style:style>
    <style:style style:name="T1" style:family="text">
      <style:text-properties officeooo:rsid="00055078"/>
    </style:style>
    <style:style style:name="T2" style:family="text">
      <style:text-properties officeooo:rsid="0008cdd5"/>
    </style:style>
    <style:style style:name="T3" style:family="text">
      <style:text-properties officeooo:rsid="000e1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dekiq</text:p>
      <text:p text:style-name="P3"/>
      <text:p text:style-name="P3"/>
      <text:h text:style-name="P5" text:outline-level="1">example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require 'sidekiq'</text:p>
            <text:p text:style-name="Preformatted_20_Text"/>
            <text:p text:style-name="Preformatted_20_Text">Sidekiq.configure_client do |config|</text:p>
            <text:p text:style-name="Preformatted_20_Text"><text:s text:c="2"/>config.redis = { db: 1 }</text:p>
            <text:p text:style-name="Preformatted_20_Text">end</text:p>
            <text:p text:style-name="Preformatted_20_Text"/>
            <text:p text:style-name="Preformatted_20_Text">Sidekiq.configure_server do |config|</text:p>
            <text:p text:style-name="Preformatted_20_Text"><text:s text:c="2"/>config.redis = { db: 1 }</text:p>
            <text:p text:style-name="Preformatted_20_Text">end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class OurWorker</text:p>
            <text:p text:style-name="Preformatted_20_Text"><text:s text:c="2"/>include Sidekiq::Worker</text:p>
            <text:p text:style-name="Preformatted_20_Text"/>
            <text:p text:style-name="Preformatted_20_Text"><text:s text:c="2"/>def perform(complexity)</text:p>
            <text:p text:style-name="Preformatted_20_Text"><text:s text:c="4"/>case complexity</text:p>
            <text:p text:style-name="Preformatted_20_Text"><text:s text:c="4"/>when "super_hard"</text:p>
            <text:p text:style-name="Preformatted_20_Text"><text:s text:c="6"/>sleep 20</text:p>
            <text:p text:style-name="Preformatted_20_Text"><text:s text:c="6"/>puts "Really took quite a bit of effort"</text:p>
            <text:p text:style-name="Preformatted_20_Text"><text:s text:c="4"/>when "hard"</text:p>
            <text:p text:style-name="Preformatted_20_Text"><text:s text:c="6"/>sleep 10</text:p>
            <text:p text:style-name="Preformatted_20_Text"><text:s text:c="6"/>puts "That was a bit of work"</text:p>
            <text:p text:style-name="Preformatted_20_Text"><text:s text:c="4"/>else</text:p>
            <text:p text:style-name="Preformatted_20_Text"><text:s text:c="6"/>sleep 1</text:p>
            <text:p text:style-name="Preformatted_20_Text"><text:s text:c="6"/>puts "That wasn't a lof of effort"</text:p>
            <text:p text:style-name="Preformatted_20_Text"><text:s text:c="4"/>end</text:p>
            <text:p text:style-name="Preformatted_20_Text"><text:s text:c="2"/>end</text:p>
            <text:p text:style-name="Preformatted_20_Text">end</text:p>
          </table:table-cell>
        </table:table-row>
      </table:table>
      <text:h text:style-name="P5" text:outline-level="1">run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$ bundle exec sidekiq -r ./hard_worker.rb </text:p>
          </table:table-cell>
        </table:table-row>
      </table:table>
      <text:h text:style-name="P6" text:outline-level="1">dashboard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http://localhost:9292/</text:p>
          </table:table-cell>
        </table:table-row>
      </table:table>
      <text:h text:style-name="P8" text:outline-level="1">console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$ rackup</text:p>
          </table:table-cell>
        </table:table-row>
      </table:table>
      <text:h text:style-name="P7" text:outline-level="1"><text:span text:style-name="T1">execute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><text:span text:style-name="T1">&gt; </text:span>OurWorker.perform_async("easy")</text:p>
            <text:p text:style-name="P2">&gt; OurWorker.perform_in(5, "super_hard")</text:p>
          </table:table-cell>
        </table:table-row>
      </table:table>
      <text:h text:style-name="Heading_20_1" text:outline-level="1"><text:span text:style-name="T2">e</text:span>rr<text:span text:style-name="T2">or handling</text:span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reformatted_20_Text"><text:s text:c="2"/>sidekiq_options retry: 0</text:p>
          </table:table-cell>
        </table:table-row>
      </table:table>
      <text:p text:style-name="P4">check in the dashboard the tabs ‘Failed’ and ‘Dead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0e1a0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Sidekiq Glossary<text:tab/><text:tab/><text:tab/><text:tab/><text:tab/></text:span>V 0.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4T14:16:19.203735076</dc:date>
    <meta:editing-duration>PT1H19M21S</meta:editing-duration>
    <meta:editing-cycles>5</meta:editing-cycles>
    <meta:generator>LibreOffice/6.0.3.2$Linux_X86_64 LibreOffice_project/00m0$Build-2</meta:generator>
    <meta:document-statistic meta:table-count="6" meta:image-count="0" meta:object-count="0" meta:page-count="1" meta:paragraph-count="38" meta:word-count="104" meta:character-count="754" meta:non-whitespace-character-count="614"/>
  </office:meta>
</office:document-meta>
</file>